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b65" officeooo:paragraph-rsid="00106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fguedhfwekjfodwekfowjefugfubfj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0T17:56:21.798000000</meta:creation-date>
    <dc:date>2023-09-10T17:57:53.398000000</dc:date>
    <meta:editing-duration>PT1M34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7.5.6.2$Windows_X86_64 LibreOffice_project/f654817fb68d6d4600d7d2f6b647e47729f55f15</meta:generator>
  </office:meta>
</office:document-meta>
</file>